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9.93cm" fo:min-width="83.6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1.247cm" fo:margin-right="0cm" text:enable-numbering="false" fo:text-indent="-0.499cm"/>
    </style:style>
    <style:style style:name="P3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color="#ff00ff" fo:font-size="18pt"/>
    </style:style>
    <style:style style:name="T3" style:family="text">
      <style:text-properties fo:color="#ff0000" fo:font-size="18pt"/>
    </style:style>
    <style:style style:name="T4" style:family="text">
      <style:text-properties fo:color="#00dcff" fo:font-size="18pt"/>
    </style:style>
    <style:style style:name="T5" style:family="text">
      <style:text-properties fo:color="#3deb3d" fo:font-size="18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748cm" text:min-label-width="0.499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3" draw:layer="layout" svg:width="17.323cm" svg:height="13.257cm" svg:x="2.434cm" svg:y="3.638cm">
          <draw:text-box>
            <text:p text:style-name="P1"><text:span text:style-name="T1"><text:s text:c="4"/></text:span><text:span text:style-name="T1">Le </text:span><text:span text:style-name="T2">projjet</text:span><text:span text:style-name="T1"> pilote thème 3 du G7 Le développement d'un vrai</text:span></text:p>
            <text:p text:style-name="P2"><text:span text:style-name="T1">marché mondial pour l'enseignement et la formation</text:span></text:p>
            <text:p text:style-name="P2"><text:span text:style-name="T3">intercu</text:span><text:span text:style-name="T1"> par réseaux est la raison d'être du projet. </text:span><text:span text:style-name="T4">Lees</text:span></text:p>
            <text:p text:style-name="P2"><text:span text:style-name="T1">projets </text:span><text:span text:style-name="T5">piloteze</text:span><text:span text:style-name="T1"> devront, par conséquent, être générés dans cet état d'esprit.</text:span></text:p>
            <text:p text:style-name="P2"><text:span text:style-name="T1">Le </text:span><text:span text:style-name="T2">projjet</text:span><text:span text:style-name="T1"> pilote thème 3 du G7 Le développement d'un vrai</text:span></text:p>
            <text:p text:style-name="P2"><text:span text:style-name="T1">marché mondial pour l'enseignement et la formation</text:span></text:p>
            <text:p text:style-name="P2"><text:span text:style-name="T3">intercu</text:span><text:span text:style-name="T1"> par réseaux est la raison d'être du projet. </text:span><text:span text:style-name="T4">Lees</text:span></text:p>
            <text:p text:style-name="P2"><text:span text:style-name="T1">projets </text:span><text:span text:style-name="T5">piloteze</text:span><text:span text:style-name="T1"> devront, par conséquent, être générés dans cet état d'esprit.</text:span></text:p>
            <text:p text:style-name="P2"><text:span text:style-name="T1">Le </text:span><text:span text:style-name="T2">projjet</text:span><text:span text:style-name="T1"> pilote thème 3 du G7 Le développement d'un vrai</text:span></text:p>
            <text:p text:style-name="P2"><text:span text:style-name="T1">marché mondial pour l'enseignement et la formation</text:span></text:p>
            <text:p text:style-name="P2"><text:span text:style-name="T3">intercu</text:span><text:span text:style-name="T1"> par réseaux est la raison d'être du projet. </text:span><text:span text:style-name="T4">Lees</text:span></text:p>
            <text:p text:style-name="P2"><text:span text:style-name="T1">projets </text:span><text:span text:style-name="T5">piloteze</text:span><text:span text:style-name="T1"> devront, par conséquent, être générés dans cet état d'espri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.004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initial-creator>thorsten bosbach</meta:initial-creator>
    <meta:creation-date>2002-02-06T18:02:29</meta:creation-date>
    <dc:date>2003-08-28T16:53:54</dc:date>
    <meta:editing-cycles>4</meta:editing-cycles>
    <meta:editing-duration>PT6M36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